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3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שקופית_20_כותרת-notes">
      <style:graphic-properties draw:fill-color="#ffffff" fo:min-height="12.792cm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loext:graphic-properties draw:fill-color="#ffffff"/>
    </style:style>
    <style:style style:name="P12" style:family="paragraph">
      <style:paragraph-properties fo:margin-left="0.489cm" fo:margin-right="0cm" fo:margin-top="0.205cm" fo:margin-bottom="0cm" fo:line-height="100%" fo:text-align="start" fo:text-indent="-0.4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.889cm" fo:margin-right="0cm" fo:margin-top="0.131cm" fo:margin-bottom="0cm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top="0cm" fo:margin-bottom="0cm" fo:line-height="120%" fo:text-align="start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top="0cm" fo:margin-bottom="0cm" fo:line-height="100%" fo:text-align="start" style:writing-mode="rl-tb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top="0cm" fo:margin-bottom="0cm" fo:line-height="100%" fo:text-align="end" style:writing-mode="rl-tb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1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48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48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50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•">
        <style:list-level-properties text:space-before="0.89cm" text:min-label-width="0.634cm"/>
        <style:text-properties style:font-name="Arial" fo:color="#9b2d1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olymorphism vs. Templates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olymorphism vs.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/></text:p>
            <text:list text:style-name="L4">
              <text:list-item>
                <text:p text:style-name="P9"><text:span text:style-name="T5">Templates compilation time is much longer </text:span><text:span text:style-name="T5">than using inheritance.</text:span></text:p>
              </text:list-item>
              <text:list-item>
                <text:p text:style-name="P9"><text:span text:style-name="T5">Using templates enlarge the code size.</text:span></text:p>
              </text:list-item>
              <text:list-item>
                <text:p text:style-name="P9"><text:span text:style-name="T5">Compilation errors can be very confusing.</text:span></text:p>
              </text:list-item>
            </text:list>
            <text:p text:style-name="P9"><text:span text:style-name="T5"/></text:p>
            <text:list text:continue-numbering="true" text:style-name="L4">
              <text:list-item>
                <text:p text:style-name="P9"><text:span text:style-name="T5">Templates running time is much faster than </text:span><text:span text:style-name="T5">using inheritance.</text:span></text:p>
              </text:list-item>
              <text:list-item>
                <text:p text:style-name="P9"><text:span text:style-name="T5">Combined with inlining, templates can </text:span><text:span text:style-name="T5">reduce runtime overhead to zero.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3.706cm" svg:height="13.334cm" svg:x="0.847cm" svg:y="2.328cm" presentation:class="outline" presentation:user-transformed="true">
          <draw:text-box>
            <text:p text:style-name="P12"><text:span text:style-name="T5"/></text:p>
            <text:list text:style-name="L5">
              <text:list-item>
                <text:p text:style-name="P13"><text:span text:style-name="T5">Rule of thumb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Templates are better for containers and </text:span><text:span text:style-name="T6">standard algorithms (e.g., stl)</text:span></text:p>
                  </text:list-item>
                  <text:list-item>
                    <text:p text:style-name="P14"><text:span text:style-name="T6">Inheritance and polymorphism are better for </text:span><text:span text:style-name="T6">user’s application logic description</text:span></text:p>
                  </text:list-item>
                </text:list>
              </text:list-item>
            </text:list>
            <text:p text:style-name="P15"><text:span text:style-name="T6"/></text:p>
            <text:list text:style-name="L7">
              <text:list-item>
                <text:p text:style-name="P13"><text:span text:style-name="T5">You can actually combine them.</text:span></text:p>
              </text:list-item>
            </text:list>
            <text:p text:style-name="P13"><text:span text:style-name="T5"/></text:p>
            <text:list text:continue-numbering="true" text:style-name="L7">
              <text:list-item>
                <text:p text:style-name="P13"><text:span text:style-name="T5">As always – think of </text:span><text:span text:style-name="T7">your </text:span><text:span text:style-name="T5">task.</text:span></text:p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3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asting, RTTI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0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11" draw:text-style-name="P10" draw:layer="layout" svg:width="23.706cm" svg:height="15.874cm" svg:x="0.847cm" svg:y="2.54cm" presentation:class="outline" presentation:user-transformed="true">
          <draw:text-box>
            <text:list text:style-name="L8">
              <text:list-item>
                <text:p text:style-name="P9"><text:span text:style-name="T8"><text:s/></text:span><text:span text:style-name="T9">double d = 3.0;</text:span></text:p>
              </text:list-item>
            </text:list>
            <text:p text:style-name="P13"><text:span text:style-name="T9"><text:s/></text:span><text:span text:style-name="T9">int i = (int) d;</text:span></text:p>
            <text:p text:style-name="P13"><text:span text:style-name="T9"/></text:p>
            <text:list text:continue-numbering="true" text:style-name="L8">
              <text:list-item>
                <text:p text:style-name="P13"><text:span text:style-name="T9"><text:s/></text:span><text:span text:style-name="T9">const int *cP = &amp;i;</text:span></text:p>
              </text:list-item>
            </text:list>
            <text:p text:style-name="P13"><text:span text:style-name="T9"><text:s text:c="2"/></text:span><text:span text:style-name="T9">int *ncP = (int*)cp;</text:span></text:p>
            <text:p text:style-name="P13"><text:span text:style-name="T9"/></text:p>
            <text:list text:continue-numbering="true" text:style-name="L8">
              <text:list-item>
                <text:p text:style-name="P13"><text:span text:style-name="T9"><text:s/></text:span><text:span text:style-name="T9">double * dP = (double*)ncp;</text:span></text:p>
              </text:list-item>
            </text:list>
            <text:p text:style-name="P13"><text:span text:style-name="T9"/></text:p>
            <text:list text:continue-numbering="true" text:style-name="L8">
              <text:list-item>
                <text:p text:style-name="P13"><text:span text:style-name="T9"><text:s/></text:span><text:span text:style-name="T9">Base *baseP1 = new Derived;</text:span></text:p>
              </text:list-item>
            </text:list>
            <text:p text:style-name="P13"><text:span text:style-name="T9"><text:s text:c="2"/></text:span><text:span text:style-name="T9">Base *baseP2 = new Base</text:span></text:p>
            <text:p text:style-name="P13"><text:span text:style-name="T9"><text:s text:c="2"/></text:span><text:span text:style-name="T9">Derived *derP = (derP*) baseP;</text:span></text:p>
            <text:p text:style-name="P13"><text:span text:style-name="T9"><text:s text:c="2"/></text:span><text:span text:style-name="T9">Derived *derP2 = (derP*) baseP2;</text:span></text:p>
            <text:p text:style-name="P13"><text:span text:style-name="T9"/></text:p>
            <text:p text:style-name="P13"><text:span text:style-name="T9"/></text:p>
          </draw:text-box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list text:style-name="L9">
              <text:list-item>
                <text:list>
                  <text:list-item>
                    <text:p text:style-name="P17"><text:span text:style-name="T10">static_cast</text:span><text:span text:style-name="T11">&lt;type&gt;(expression) </text:span></text:p>
                  </text:list-item>
                  <text:list-item>
                    <text:p text:style-name="P17"><text:span text:style-name="T12">const_cast</text:span><text:span text:style-name="T11">&lt;type&gt;(expression) </text:span></text:p>
                  </text:list-item>
                  <text:list-item>
                    <text:p text:style-name="P17"><text:span text:style-name="T12">reinterpret_cast</text:span><text:span text:style-name="T11">&lt;type&gt;(expression) </text:span></text:p>
                  </text:list-item>
                  <text:list-item>
                    <text:p text:style-name="P17"><text:span text:style-name="T12">dynamic_cast</text:span><text:span text:style-name="T11">&lt;type&gt;(expression) </text:span></text:p>
                  </text:list-item>
                </text:list>
              </text:list-item>
            </text:list>
            <text:p text:style-name="P13"><text:span text:style-name="T13"/></text:p>
          </draw:text-box>
        </draw:fram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3.757cm" svg:x="0.423cm" svg:y="4.868cm" presentation:class="outline" presentation:user-transformed="true">
          <draw:text-box>
            <text:p text:style-name="P13"><text:span text:style-name="T14">Could be used to perform any cast there is a known </text:span><text:span text:style-name="T14">method for</text:span></text:p>
            <text:p text:style-name="P13"><text:span text:style-name="T14">Should be used for: </text:span></text:p>
            <text:list text:style-name="L10">
              <text:list-item>
                <text:list>
                  <text:list-item>
                    <text:p text:style-name="P14"><text:span text:style-name="T14">any cast that would have worked implicitly</text:span></text:p>
                  </text:list-item>
                  <text:list-item>
                    <text:p text:style-name="P14"><text:span text:style-name="T14">standard or user-defined conversion</text:span></text:p>
                  </text:list-item>
                  <text:list-item>
                    <text:p text:style-name="P14"><text:span text:style-name="T14">up-casts </text:span></text:p>
                  </text:list-item>
                  <text:list-item>
                    <text:p text:style-name="P14"><text:span text:style-name="T14">when you are </text:span><text:span text:style-name="T15">sure</text:span><text:span text:style-name="T14"> the cast is safe (e.g., </text:span><text:span text:style-name="T14">reversing an upcast)</text:span></text:p>
                  </text:list-item>
                </text:list>
              </text:list-item>
            </text:list>
            <text:p text:style-name="P18"><text:span text:style-name="T14"/></text:p>
            <text:p text:style-name="P19"><text:span text:style-name="T6">Safer that “old-style” casts</text:span></text:p>
            <text:list text:continue-numbering="true" text:style-name="L10">
              <text:list-item>
                <text:list>
                  <text:list-item>
                    <text:p text:style-name="P14"><text:span text:style-name="T14">e.g. won’t cast </text:span><text:span text:style-name="T11">int*</text:span><text:span text:style-name="T13"> to </text:span><text:span text:style-name="T11">float*</text:span></text:p>
                  </text:list-item>
                </text:list>
              </text:list-item>
            </text:list>
            <text:p text:style-name="P13"><text:span text:style-name="T13">Failure causes a compiler error</text:span></text:p>
            <text:list text:continue-numbering="true" text:style-name="L10">
              <text:list-item>
                <text:list>
                  <text:list-item>
                    <text:p text:style-name="P14"><text:span text:style-name="T13">No dynamic checking is done</text:span></text:p>
                  </text:list-item>
                </text:list>
              </text:list-item>
            </text:list>
            <text:p text:style-name="P15"><text:span text:style-name="T13"/></text:p>
            <text:p text:style-name="P20"><text:span text:style-name="T12">int</text:span><text:span text:style-name="T16"> i = </text:span><text:span text:style-name="T12">static_cast</text:span><text:span text:style-name="T16">&lt;</text:span><text:span text:style-name="T12">int</text:span><text:span text:style-name="T16">&gt;(</text:span><text:span text:style-name="T17">12.45</text:span><text:span text:style-name="T16">); </text:span></text:p>
          </draw:text-box>
        </draw:frame>
        <draw:custom-shape draw:name="Rectangle 4" draw:style-name="gr2" draw:text-style-name="P22" draw:layer="layout" svg:width="21.77cm" svg:height="1.803cm" svg:x="0.847cm" svg:y="2.752cm">
          <text:p text:style-name="P21"><text:span text:style-name="T18">static_cast</text:span><text:span text:style-name="T19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The ‘const_cast‘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cons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1" draw:text-style-name="P10" draw:layer="layout" svg:width="23.706cm" svg:height="12.911cm" svg:x="0.847cm" svg:y="5.503cm" presentation:class="outline" presentation:user-transformed="true">
          <draw:text-box>
            <text:p text:style-name="P13"><text:span text:style-name="T14">Is used to remove const-ness:</text:span></text:p>
            <text:p text:style-name="P13"><text:span text:style-name="T20">void</text:span><text:span text:style-name="T21"> g(C * cp); </text:span><text:span text:style-name="T21"><text:line-break/></text:span><text:span text:style-name="T20">void</text:span><text:span text:style-name="T21"> f(C </text:span><text:span text:style-name="T20">const</text:span><text:span text:style-name="T21">* cp) </text:span><text:span text:style-name="T21"><text:line-break/></text:span><text:span text:style-name="T21">{ </text:span><text:span text:style-name="T21"><text:line-break/></text:span><text:span text:style-name="T21">   g(</text:span><text:span text:style-name="T20">const_cast</text:span><text:span text:style-name="T21">&lt;C *&gt;(cp)); </text:span><text:span text:style-name="T21"><text:line-break/></text:span><text:span text:style-name="T21">} </text:span></text:p>
            <text:list text:style-name="L11">
              <text:list-item>
                <text:p text:style-name="P13"><text:span text:style-name="T14">Usually, you should design your variables/methods </text:span><text:span text:style-name="T14">such that you won’t have to use </text:span><text:span text:style-name="T10">const_cast</text:span><text:span text:style-name="T22">.</text:span></text:p>
              </text:list-item>
              <text:list-item>
                <text:p text:style-name="P13"><text:span text:style-name="T14">Compile time operator</text:span></text:p>
              </text:list-item>
              <text:list-item>
                <text:p text:style-name="P13"><text:span text:style-name="T14">Can cause serious trouble</text:span></text:p>
              </text:list-item>
            </text:list>
          </draw:text-box>
        </draw:frame>
        <draw:custom-shape draw:name="Rectangle 4" draw:style-name="gr2" draw:text-style-name="P22" draw:layer="layout" svg:width="21.77cm" svg:height="1.803cm" svg:x="1.116cm" svg:y="3.21cm">
          <text:p text:style-name="P21"><text:span text:style-name="T18">const_cast</text:span><text:span text:style-name="T19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3.969cm" svg:x="0.847cm" svg:y="4.445cm" presentation:class="outline" presentation:user-transformed="true">
          <draw:text-box>
            <text:p text:style-name="P13"><text:span text:style-name="T14">Is used to reinterpret byte patterns.</text:span></text:p>
            <text:p text:style-name="P23"><text:span text:style-name="T10">double</text:span><text:span text:style-name="T22"> d(</text:span><text:span text:style-name="T23">10.2</text:span><text:span text:style-name="T22">); </text:span><text:span text:style-name="T22"><text:line-break/></text:span><text:span text:style-name="T10">char</text:span><text:span text:style-name="T22">* dBytes = </text:span></text:p>
            <text:p text:style-name="P23"><text:span text:style-name="T24"><text:s text:c="5"/></text:span><text:span text:style-name="T24">reinterpret_cast</text:span><text:span text:style-name="T22">&lt;</text:span><text:span text:style-name="T10">char</text:span><text:span text:style-name="T22"> *&gt;(&amp;d);</text:span></text:p>
            <text:p text:style-name="P23"><text:span text:style-name="T22"/></text:p>
            <text:list text:style-name="L12">
              <text:list-item>
                <text:p text:style-name="P23"><text:span text:style-name="T14">Circumvents the type checking of c++.</text:span></text:p>
              </text:list-item>
              <text:list-item>
                <text:p text:style-name="P13"><text:span text:style-name="T14">Very implementation-dependent.</text:span></text:p>
              </text:list-item>
              <text:list-item>
                <text:p text:style-name="P13"><text:span text:style-name="T14">(Should be) used rarely.</text:span></text:p>
              </text:list-item>
              <text:list-item>
                <text:p text:style-name="P13"><text:span text:style-name="T14">Very dangerous!</text:span></text:p>
              </text:list-item>
            </text:list>
          </draw:text-box>
        </draw:frame>
        <draw:custom-shape draw:name="Rectangle 4" draw:style-name="gr2" draw:text-style-name="P22" draw:layer="layout" svg:width="21.77cm" svg:height="1.803cm" svg:x="1.116cm" svg:y="2.54cm">
          <text:p text:style-name="P21"><text:span text:style-name="T10">reinterpret_cast</text:span><text:span text:style-name="T19">&lt;type&gt;(expression) </text:span><text:span text:style-name="T19"><text:line-break/></text:span><text:span text:style-name="T19"/></text:p>
          <text:p text:style-name="P21"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3.969cm" svg:x="0.847cm" svg:y="4.445cm" presentation:class="outline" presentation:user-transformed="true">
          <draw:text-box>
            <text:p text:style-name="P13"><text:span text:style-name="T14">Reminder: binary_output in stl_code</text:span></text:p>
          </draw:text-box>
        </draw:frame>
        <draw:custom-shape draw:name="Rectangle 4" draw:style-name="gr2" draw:text-style-name="P22" draw:layer="layout" svg:width="21.77cm" svg:height="1.803cm" svg:x="1.116cm" svg:y="2.54cm">
          <text:p text:style-name="P21"><text:span text:style-name="T10">reinterpret_cast</text:span><text:span text:style-name="T19">&lt;type&gt;(expression) </text:span><text:span text:style-name="T19"><text:line-break/></text:span><text:span text:style-name="T19"/></text:p>
          <text:p text:style-name="P21"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3"><text:span text:style-name="T14">Problem:</text:span></text:p>
            <text:p text:style-name="P13"><text:span text:style-name="T14"><text:s/></text:span><text:span text:style-name="T15">Up-casting</text:span><text:span text:style-name="T14"> works fine.</text:span></text:p>
            <text:list text:style-name="L10">
              <text:list-item>
                <text:list>
                  <text:list-item>
                    <text:p text:style-name="P14"><text:span text:style-name="T14">Treating sub-class as base class:</text:span></text:p>
                  </text:list-item>
                </text:list>
              </text:list-item>
            </text:list>
            <text:p text:style-name="P23"><text:span text:style-name="T22"><text:s text:c="3"/></text:span><text:span text:style-name="T22">Shape * s = </text:span><text:span text:style-name="T10">new</text:span><text:span text:style-name="T22"> Circle(); </text:span><text:span text:style-name="T22"><text:line-break/></text:span><text:span text:style-name="T22"/></text:p>
            <text:p text:style-name="P13"><text:span text:style-name="T14">What about </text:span><text:span text:style-name="T15">down-casting</text:span><text:span text:style-name="T14">?</text:span></text:p>
            <text:list text:continue-numbering="true" text:style-name="L10">
              <text:list-item>
                <text:list>
                  <text:list-item>
                    <text:p text:style-name="P14"><text:span text:style-name="T14">might not be safe!</text:span></text:p>
                  </text:list-item>
                  <text:list-item>
                    <text:p text:style-name="P14"><text:span text:style-name="T14">correctness cannot be determined by the </text:span><text:span text:style-name="T14">compiler.</text:span></text:p>
                  </text:list-item>
                </text:list>
              </text:list-item>
            </text:list>
            <text:p text:style-name="P23"><text:span text:style-name="T22"><text:s text:c="3"/></text:span><text:span text:style-name="T22">Circle * c = (Circle*) s; </text:span></text:p>
          </draw:text-box>
        </draw:frame>
        <draw:custom-shape draw:name="Rectangle 4" draw:style-name="gr3" draw:text-style-name="P25" draw:layer="layout" svg:width="3.347cm" svg:height="1.78cm" svg:x="19.492cm" svg:y="5.408cm">
          <text:p text:style-name="P24"><text:span text:style-name="T26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25" draw:layer="layout" svg:width="2.882cm" svg:height="1.78cm" svg:x="18.056cm" svg:y="9.007cm">
          <text:p text:style-name="P26"><text:span text:style-name="T26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25" draw:layer="layout" svg:width="3.813cm" svg:height="1.78cm" svg:x="21.211cm" svg:y="9.007cm">
          <text:p text:style-name="P26"><text:span text:style-name="T26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4" draw:text-style-name="P27" draw:layer="layout" svg:width="1.802cm" svg:height="1.667cm" draw:transform="rotate (-1.5707963267949) translate (21.152cm 7.19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4" draw:text-style-name="P27" draw:layer="layout" svg:width="1.802cm" svg:height="1.951cm" draw:transform="rotate (1.5707963267949) translate (21.166cm 9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3">
          <draw:page-thumbnail draw:style-name="gr1" draw:layer="layout" svg:width="14.212cm" svg:height="10.659cm" svg:x="2.753cm" svg:y="2.16cm" draw:page-number="12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3"><text:span text:style-name="T5">RTTI – Run Time Type Information</text:span><text:span text:style-name="T5"><text:line-break/></text:span><text:span text:style-name="T5"/></text:p>
            <text:p text:style-name="P13"><text:span text:style-name="T5"/></text:p>
            <text:p text:style-name="P13"><text:span text:style-name="T5">Mechanisms for RTTI:</text:span></text:p>
            <text:list text:style-name="L13">
              <text:list-item>
                <text:p text:style-name="P23"><text:span text:style-name="T24">dynamic_cast</text:span><text:span text:style-name="T27"> </text:span><text:span text:style-name="T5">operator</text:span></text:p>
              </text:list-item>
              <text:list-item>
                <text:p text:style-name="P23"><text:span text:style-name="T24">typeid</text:span><text:span text:style-name="T27"> </text:span><text:span text:style-name="T5">operator (and type_info class)</text:span></text:p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13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1" draw:text-style-name="P10" draw:layer="layout" svg:width="23.706cm" svg:height="13.757cm" svg:x="0.847cm" svg:y="4.657cm" presentation:class="outline" presentation:user-transformed="true">
          <draw:text-box>
            <text:p text:style-name="P28"><text:span text:style-name="T5">Enables run-time type checking:</text:span></text:p>
            <text:p text:style-name="P28"><text:span text:style-name="T5"/></text:p>
            <text:p text:style-name="P28"><text:span text:style-name="T5">When </text:span><text:span text:style-name="T28">expression </text:span><text:span text:style-name="T29">is a </text:span><text:span text:style-name="T30">pointer</text:span><text:span text:style-name="T28">:</text:span></text:p>
            <text:list text:style-name="L9">
              <text:list-item>
                <text:list>
                  <text:list-item>
                    <text:p text:style-name="P14"><text:span text:style-name="T29">Returns a valid pointer if </text:span><text:span text:style-name="T28">expression </text:span><text:span text:style-name="T29">really points to type </text:span><text:span text:style-name="T28">T</text:span></text:p>
                  </text:list-item>
                  <text:list-item>
                    <text:p text:style-name="P14"><text:span text:style-name="T29">null pointer value otherwise</text:span></text:p>
                  </text:list-item>
                </text:list>
              </text:list-item>
            </text:list>
            <text:p text:style-name="P29"><text:span text:style-name="T29"/></text:p>
          </draw:text-box>
        </draw:frame>
        <draw:custom-shape draw:name="Rectangle 4" draw:style-name="gr2" draw:text-style-name="P22" draw:layer="layout" svg:width="21.77cm" svg:height="1.803cm" svg:x="1.058cm" svg:y="2.752cm">
          <text:p text:style-name="P21"><text:span text:style-name="T18">dynamic_cast</text:span><text:span text:style-name="T19">&lt;T&gt;(expression)</text:span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1" draw:text-style-name="P10" draw:layer="layout" svg:width="23.706cm" svg:height="13.757cm" svg:x="0.847cm" svg:y="4.657cm" presentation:class="outline" presentation:user-transformed="true">
          <draw:text-box>
            <text:p text:style-name="P28"><text:span text:style-name="T5">Enables run-time type checking:</text:span></text:p>
            <text:p text:style-name="P28"><text:span text:style-name="T5"/></text:p>
            <text:p text:style-name="P28"><text:span text:style-name="T5">When </text:span><text:span text:style-name="T28">expression </text:span><text:span text:style-name="T29">is a </text:span><text:span text:style-name="T31">reference</text:span><text:span text:style-name="T28">:</text:span></text:p>
            <text:list text:style-name="L9">
              <text:list-item>
                <text:list>
                  <text:list-item>
                    <text:p text:style-name="P14"><text:span text:style-name="T29">Returns a valid reference if </text:span><text:span text:style-name="T28">expression <text:s/></text:span><text:span text:style-name="T29">is really of type </text:span><text:span text:style-name="T28">T</text:span></text:p>
                  </text:list-item>
                  <text:list-item>
                    <text:p text:style-name="P14"><text:span text:style-name="T29">Throws an exception when it fails </text:span><text:span text:style-name="T29">(“</text:span><text:span text:style-name="T28">bad_cast</text:span><text:span text:style-name="T29">”)</text:span></text:p>
                  </text:list-item>
                </text:list>
              </text:list-item>
            </text:list>
            <text:p text:style-name="P29"><text:span text:style-name="T29"/></text:p>
          </draw:text-box>
        </draw:frame>
        <draw:custom-shape draw:name="Rectangle 4" draw:style-name="gr2" draw:text-style-name="P22" draw:layer="layout" svg:width="21.77cm" svg:height="1.803cm" svg:x="1.058cm" svg:y="2.752cm">
          <text:p text:style-name="P21"><text:span text:style-name="T18">dynamic_cast</text:span><text:span text:style-name="T19">&lt;T&gt;(expression)</text:span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30"><text:span text:style-name="T22"/></text:p>
            <text:p text:style-name="P30"><text:span text:style-name="T22">Shape* s = container.pop(); </text:span><text:span text:style-name="T22"><text:line-break/></text:span><text:span text:style-name="T22">Circle* c = </text:span><text:span text:style-name="T10">dynamic_cast</text:span><text:span text:style-name="T22">&lt;Circle*&gt;(s); </text:span><text:span text:style-name="T22"><text:line-break/></text:span><text:span text:style-name="T10">if</text:span><text:span text:style-name="T22"> (c != nullptr) {</text:span><text:span text:style-name="T32">// c is a circle </text:span><text:span text:style-name="T32"><text:line-break/></text:span><text:span text:style-name="T22"> </text:span><text:span text:style-name="T32"><text:s text:c="2"/></text:span><text:span text:style-name="T22">c-&gt;setRadius(42);</text:span></text:p>
            <text:p text:style-name="P30"><text:span text:style-name="T22">} </text:span><text:span text:style-name="T10">else</text:span><text:span text:style-name="T22"> {</text:span><text:span text:style-name="T22"><text:line-break/></text:span><text:span text:style-name="T22">   ...</text:span></text:p>
            <text:p text:style-name="P30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23"><text:span text:style-name="T10">dynamic_cast</text:span><text:span text:style-name="T22">&lt;T&gt;(expression) </text:span><text:span text:style-name="T22"><text:line-break/></text:span><text:span text:style-name="T22"/></text:p>
            <text:p text:style-name="P23"><text:span text:style-name="T15">Note: </text:span></text:p>
            <text:list text:style-name="L11">
              <text:list-item>
                <text:p text:style-name="P13"><text:span text:style-name="T14">Used only on </text:span><text:span text:style-name="T15">pointer</text:span><text:span text:style-name="T14"> or </text:span><text:span text:style-name="T15">reference</text:span><text:span text:style-name="T14"> types.</text:span></text:p>
              </text:list-item>
              <text:list-item>
                <text:p text:style-name="P13"><text:span text:style-name="T14">Can be used for </text:span><text:span text:style-name="T15">up-cast</text:span><text:span text:style-name="T14">, </text:span><text:span text:style-name="T15">down-cast, cross-cast</text:span></text:p>
              </text:list-item>
              <text:list-item>
                <text:p text:style-name="P13"><text:span text:style-name="T15">Only for types with virtual-functions </text:span><text:span text:style-name="T14">(“Polymorphic types”)</text:span></text:p>
              </text:list-item>
            </text:list>
            <text:list text:style-name="L14">
              <text:list-item>
                <text:list>
                  <text:list-item>
                    <text:p text:style-name="P14"><text:span text:style-name="T14">These object have a space for the information </text:span><text:span text:style-name="T14">about the type: the virtual function table</text:span></text:p>
                  </text:list-item>
                </text:list>
              </text:list-item>
            </text:list>
            <text:p text:style-name="P13"><text:span text:style-name="T14"/></text:p>
            <text:p text:style-name="P13"><text:span text:style-name="T14"/></text:p>
            <text:p text:style-name="P13"><text:span text:style-name="T1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1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1" draw:text-style-name="P10" draw:layer="layout" svg:width="24.129cm" svg:height="15.662cm" svg:x="0.635cm" svg:y="2.752cm" presentation:class="outline" presentation:user-transformed="true">
          <draw:text-box>
            <text:p text:style-name="P13"><text:span text:style-name="T33">class</text:span><text:span text:style-name="T34"> Circle : </text:span><text:span text:style-name="T33">public</text:span><text:span text:style-name="T34"> Shape </text:span><text:span text:style-name="T34"><text:line-break/></text:span><text:span text:style-name="T34">{ </text:span><text:span text:style-name="T34"><text:line-break/></text:span><text:span text:style-name="T34">   </text:span><text:span text:style-name="T33">virtual</text:span><text:span text:style-name="T34"> </text:span><text:span text:style-name="T33">void</text:span><text:span text:style-name="T34"> draw(); </text:span><text:span text:style-name="T34"><text:line-break/></text:span><text:span text:style-name="T34">} </text:span><text:span text:style-name="T34"><text:line-break/></text:span><text:span text:style-name="T33">class</text:span><text:span text:style-name="T34"> Date : </text:span><text:span text:style-name="T33">public</text:span><text:span text:style-name="T34"> Time </text:span><text:span text:style-name="T34"><text:line-break/></text:span><text:span text:style-name="T34">{ </text:span><text:span text:style-name="T34"><text:line-break/></text:span><text:span text:style-name="T34">    </text:span><text:span text:style-name="T35">// Time has no virtual functions </text:span><text:span text:style-name="T35"><text:line-break/></text:span><text:span text:style-name="T34">} </text:span><text:span text:style-name="T34"><text:line-break/></text:span><text:span text:style-name="T33">void</text:span><text:span text:style-name="T34"> foo(Shape * s, Time * t) </text:span><text:span text:style-name="T34"><text:line-break/></text:span><text:span text:style-name="T34">{ </text:span><text:span text:style-name="T34"><text:line-break/></text:span><text:span text:style-name="T34">   Circle * c =</text:span></text:p>
            <text:p text:style-name="P13"><text:span text:style-name="T34"><text:s text:c="4"/></text:span><text:span text:style-name="T33">dynamic_cast</text:span><text:span text:style-name="T34">&lt;Circle*&gt;( s ); </text:span><text:span text:style-name="T35">//ok </text:span><text:span text:style-name="T35"><text:line-break/></text:span><text:span text:style-name="T35"> <text:s text:c="2"/></text:span><text:span text:style-name="T34">Date * date = <text:s/></text:span></text:p>
            <text:p text:style-name="P13"><text:span text:style-name="T34"><text:s text:c="4"/></text:span><text:span text:style-name="T33">dynamic_cast</text:span><text:span text:style-name="T34">&lt;Date*&gt;( t ); </text:span><text:span text:style-name="T36">//compilation </text:span><text:span text:style-name="T36">error </text:span><text:span text:style-name="T35"><text:line-break/></text:span><text:span text:style-name="T34">} </text:span><text:span text:style-name="T34"><text:line-break/></text:span><text:span text:style-name="T34"/></text:p>
            <text:p text:style-name="P13"><text:span text:style-name="T34"><text:line-break/></text:span><text:span text:style-name="T34"/>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5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9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11" draw:text-style-name="P10" draw:layer="layout" svg:width="23.706cm" svg:height="15.874cm" svg:x="0.847cm" svg:y="2.54cm" presentation:class="outline" presentation:user-transformed="true">
          <draw:text-box>
            <text:list text:style-name="L15">
              <text:list-item>
                <text:p text:style-name="P31"><text:span text:style-name="T5"><text:s/></text:span><text:span text:style-name="T5">Obtains info about an object/expression</text:span></text:p>
              </text:list-item>
            </text:list>
            <text:p text:style-name="P32"><text:span text:style-name="T5">usage: </text:span><text:span text:style-name="T10">typeid</text:span><text:span text:style-name="T5">( obj ) <text:s text:c="3"/>(like “</text:span><text:span text:style-name="T10">sizeof</text:span><text:span text:style-name="T5">”)</text:span></text:p>
            <text:p text:style-name="P23"><text:span text:style-name="T37">Example:</text:span><text:span text:style-name="T38"><text:line-break/></text:span><text:span text:style-name="T22">Dog d; </text:span><text:span text:style-name="T22"><text:line-break/></text:span><text:span text:style-name="T22">Cat c; </text:span><text:span text:style-name="T22"><text:line-break/></text:span><text:span text:style-name="T22">cout &lt;&lt; <text:s text:c="2"/></text:span><text:span text:style-name="T39">"d is a "</text:span><text:span text:style-name="T22"> &lt;&lt; </text:span><text:span text:style-name="T10">typeid</text:span><text:span text:style-name="T22">(d).name() </text:span></text:p>
            <text:p text:style-name="P23"><text:span text:style-name="T22"><text:s text:c="5"/></text:span><text:span text:style-name="T22">&lt;&lt; </text:span><text:span text:style-name="T39">", c is a "</text:span><text:span text:style-name="T22"> &lt;&lt; </text:span><text:span text:style-name="T10">typeid</text:span><text:span text:style-name="T22">(c).name() <text:s text:c="4"/></text:span></text:p>
            <text:p text:style-name="P23"><text:span text:style-name="T22"><text:s text:c="5"/></text:span><text:span text:style-name="T22">&lt;&lt;endl; </text:span></text:p>
            <text:p text:style-name="P33"><text:span text:style-name="T37">Output (might be):</text:span><text:span text:style-name="T14"> </text:span><text:span text:style-name="T14"><text:line-break/></text:span><text:span text:style-name="T14">d is a Dog, c is a Cat</text:span></text:p>
            <text:p text:style-name="P13"><text:span text:style-name="T14"/></text:p>
          </draw:text-box>
        </draw:frame>
        <draw:custom-shape draw:name="Text Box 4" draw:style-name="gr5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0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11" draw:text-style-name="P10" draw:layer="layout" svg:width="23.706cm" svg:height="15.874cm" svg:x="0.847cm" svg:y="2.54cm" presentation:class="outline" presentation:user-transformed="true">
          <draw:text-box>
            <text:list text:style-name="L15">
              <text:list-item>
                <text:p text:style-name="P31"><text:span text:style-name="T5"><text:s/></text:span><text:span text:style-name="T5">Obtains info about an object/expression</text:span></text:p>
              </text:list-item>
            </text:list>
            <text:p text:style-name="P32"><text:span text:style-name="T5">usage: </text:span><text:span text:style-name="T10">typeid</text:span><text:span text:style-name="T5">( obj ) <text:s text:c="3"/>(like “</text:span><text:span text:style-name="T10">sizeof</text:span><text:span text:style-name="T5">”)</text:span></text:p>
            <text:p text:style-name="P23"><text:span text:style-name="T37">Example:</text:span><text:span text:style-name="T38"><text:line-break/></text:span><text:span text:style-name="T22">Dog d; </text:span><text:span text:style-name="T22"><text:line-break/></text:span><text:span text:style-name="T22">Cat c; </text:span><text:span text:style-name="T22"><text:line-break/></text:span><text:span text:style-name="T22">cout &lt;&lt; <text:s text:c="2"/></text:span><text:span text:style-name="T39">"d is a "</text:span><text:span text:style-name="T22"> &lt;&lt; </text:span><text:span text:style-name="T10">typeid</text:span><text:span text:style-name="T22">(d).name() </text:span></text:p>
            <text:p text:style-name="P23"><text:span text:style-name="T22"><text:s text:c="5"/></text:span><text:span text:style-name="T22">&lt;&lt; </text:span><text:span text:style-name="T39">", c is a "</text:span><text:span text:style-name="T22"> &lt;&lt; </text:span><text:span text:style-name="T10">typeid</text:span><text:span text:style-name="T22">(c).name() <text:s text:c="4"/></text:span></text:p>
            <text:p text:style-name="P23"><text:span text:style-name="T22"><text:s text:c="5"/></text:span><text:span text:style-name="T22">&lt;&lt;endl; </text:span></text:p>
            <text:p text:style-name="P33"><text:span text:style-name="T37">Output </text:span><text:span text:style-name="T40">(becase it does not have to be the name of </text:span><text:span text:style-name="T40">the type that the programmer used, it might also be)</text:span><text:span text:style-name="T37">:</text:span><text:span text:style-name="T41"> </text:span><text:span text:style-name="T14"><text:line-break/></text:span><text:span text:style-name="T14">d is a 3Dog, c is a 3Cat</text:span></text:p>
            <text:p text:style-name="P13"><text:span text:style-name="T14"/></text:p>
          </draw:text-box>
        </draw:frame>
        <draw:custom-shape draw:name="Text Box 4" draw:style-name="gr5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1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2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0"><text:span text:style-name="T43">void</text:span><text:span text:style-name="T44"> rotate( shape </text:span><text:span text:style-name="T43">const</text:span><text:span text:style-name="T44">&amp; s ) </text:span><text:span text:style-name="T44"><text:line-break/></text:span><text:span text:style-name="T44">{ </text:span><text:span text:style-name="T44"><text:line-break/></text:span><text:span text:style-name="T44">   </text:span><text:span text:style-name="T43">if</text:span><text:span text:style-name="T44"> (</text:span><text:span text:style-name="T43">typeid</text:span><text:span text:style-name="T44">(s) == </text:span><text:span text:style-name="T43">typeid</text:span><text:span text:style-name="T44">(Circle) ) </text:span><text:span text:style-name="T44"><text:line-break/></text:span><text:span text:style-name="T44">   </text:span><text:span text:style-name="T45">//do nothing </text:span><text:span text:style-name="T45"><text:line-break/></text:span><text:span text:style-name="T43">else</text:span><text:span text:style-name="T44"> </text:span><text:span text:style-name="T43">if</text:span><text:span text:style-name="T44"> (</text:span><text:span text:style-name="T43">typeid</text:span><text:span text:style-name="T44">(s) == </text:span><text:span text:style-name="T43">typeid</text:span><text:span text:style-name="T44">(Triangle) ) </text:span><text:span text:style-name="T44"><text:line-break/></text:span><text:span text:style-name="T44">   </text:span><text:span text:style-name="T45">//rotate Triangle </text:span><text:span text:style-name="T45"><text:line-break/></text:span><text:span text:style-name="T43">else</text:span><text:span text:style-name="T44"> </text:span><text:span text:style-name="T43">if</text:span><text:span text:style-name="T44"> (</text:span><text:span text:style-name="T43">typeid</text:span><text:span text:style-name="T44">(s) == </text:span><text:span text:style-name="T43">typeid</text:span><text:span text:style-name="T44">(Rectangle) ) </text:span><text:span text:style-name="T44"><text:line-break/></text:span><text:span text:style-name="T44">   </text:span><text:span text:style-name="T45">//rotate Rectangle </text:span><text:span text:style-name="T45"><text:line-break/></text:span><text:span text:style-name="T44">} </text:span><text:span text:style-name="T44"><text:line-break/></text:span><text:span text:style-name="T44"/></text:p>
            <text:p text:style-name="P30"><text:span text:style-name="T44"><text:line-break/></text:span><text:span text:style-name="T44"/></text:p>
          </draw:text-box>
        </draw:frame>
        <draw:custom-shape draw:name="Text Box 4" draw:style-name="gr5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22" xml:id="id1" draw:id="id1" draw:layer="layout" svg:width="24.028cm" svg:height="4.519cm" svg:x="0.816cm" svg:y="13.736cm">
          <text:list text:style-name="L16">
            <text:list-item>
              <text:p text:style-name="P34"><text:span text:style-name="T46">Use virtual functions (i.e. polymorphism) when you can !</text:span></text:p>
            </text:list-item>
            <text:list-item>
              <text:p text:style-name="P34"><text:span text:style-name="T46">Misuse of RTT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4.212cm" svg:height="10.659cm" svg:x="2.753cm" svg:y="2.16cm" draw:page-number="22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4">24/4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4">24/4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36</meta:editing-cycles>
    <meta:print-date>1999-11-04T13:06:28</meta:print-date>
    <meta:creation-date>1999-10-10T10:49:40</meta:creation-date>
    <dc:date>2018-04-24T19:40:28.756436640</dc:date>
    <meta:editing-duration>P27DT18H54M45S</meta:editing-duration>
    <meta:generator>LibreOffice/5.1.6.2$Linux_X86_64 LibreOffice_project/10m0$Build-2</meta:gener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